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QLCache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SQLCacheAttributes.HSQL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SQL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SQLCacheAttributes.getDisk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CacheAttributes.setDisk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